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T1" style:family="text">
      <style:text-properties officeooo:rsid="0000aeff"/>
    </style:style>
    <style:style style:name="T2" style:family="text">
      <style:text-properties officeooo:rsid="00024f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aeff" style:font-weight-asian="bold" style:font-weight-complex="bold"/>
    </style:style>
    <style:style style:name="T5" style:family="text">
      <style:text-properties fo:font-weight="bold" officeooo:rsid="00024fe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0aef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00aeff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00aef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24fe1" style:font-style-asian="italic" style:font-weight-asian="bold" style:font-style-complex="italic" style:font-weight-complex="bold"/>
    </style:style>
    <style:style style:name="T15" style:family="text">
      <style:text-properties fo:language="en" fo:country="US" officeooo:rsid="0007f617"/>
    </style:style>
    <style:style style:name="T16" style:family="text">
      <style:text-properties fo:language="en" fo:country="US" fo:font-style="italic" officeooo:rsid="0007f617" style:font-style-asian="italic" style:font-style-complex="italic"/>
    </style:style>
    <style:style style:name="T17" style:family="text">
      <style:text-properties fo:language="en" fo:country="US" fo:font-style="italic" fo:font-weight="bold" officeooo:rsid="0007f617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2">1 </text:span><text:span text:style-name="T11">Укажите соответствие вида протоколов их описанию</text:span></text:p>
      <text:p text:style-name="P1"><text:span text:style-name="T1"><text:tab/>Д</text:span>истанционно-векторные - каждый маршрутизатор периодически рассылает соседям свою таблицу маршрутизации</text:p>
      <text:p text:style-name="P1"><text:tab/><text:span text:style-name="T1">П</text:span>ротоколы с учетом состояния канала - каждый маршрутизатор рассылает информацию при изменении состояния сети</text:p>
      <text:p text:style-name="P1"/>
      <text:p text:style-name="P1"><text:tab/><text:span text:style-name="T14">2 Укажите недостатки дистанционно-векторных протоколов</text:span></text:p>
      <text:p text:style-name="P1"><text:tab/>- нельзя использовать в больших сетях</text:p>
      <text:p text:style-name="P1"><text:tab/>- не учитываются пропускные способности каналов</text:p>
      <text:p text:style-name="P1"><text:tab/>- медленная сходимость</text:p>
      <text:p text:style-name="P1"/>
      <text:p text:style-name="P1"><text:tab/><text:span text:style-name="T17">3 </text:span><text:span text:style-name="T13">Укажите недостатки топологических протоколов</text:span></text:p>
      <text:p text:style-name="P1"><text:tab/>- большие затраты памяти и процессорного времени</text:p>
      <text:p text:style-name="P1"><text:tab/>- передача большого объема служебного трафика при конфигурировании сети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8:28:23.634000000</meta:creation-date>
    <dc:date>2024-05-20T18:32:32.181000000</dc:date>
    <meta:editing-duration>PT4M6S</meta:editing-duration>
    <meta:editing-cycles>8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0" meta:word-count="72" meta:character-count="596" meta:non-whitespace-character-count="524"/>
  </office:meta>
</office:document-meta>
</file>